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Heading">
      <style:text-properties fo:language="fr" fo:country="FR"/>
    </style:style>
    <style:style style:name="P3" style:family="paragraph" style:parent-style-name="Standard">
      <style:text-properties fo:language="fr" fo:country="FR"/>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text-properties fo:language="fr" fo:country="FR"/>
    </style:style>
    <style:style style:name="P6" style:family="paragraph" style:parent-style-name="Text_20_body">
      <style:paragraph-properties fo:text-align="start" style:justify-single-word="false"/>
      <style:text-properties fo:language="fr" fo:country="FR"/>
    </style:style>
    <style:style style:name="P7" style:family="paragraph" style:parent-style-name="Text_20_body">
      <style:text-properties fo:color="#800000" fo:language="fr" fo:country="FR" fo:font-weight="bold" style:font-weight-asian="bold" style:font-weight-complex="bold"/>
    </style:style>
    <style:style style:name="P8" style:family="paragraph" style:parent-style-name="Text_20_body">
      <style:text-properties fo:color="#000000" fo:language="fr" fo:country="FR" fo:font-weight="normal" style:font-weight-asian="normal" style:font-weight-complex="normal"/>
    </style:style>
    <style:style style:name="P9" style:family="paragraph" style:parent-style-name="Text_20_body">
      <style:text-properties fo:color="#c5000b" fo:language="fr" fo:country="FR" fo:font-weight="bold" style:font-weight-asian="bold" style:font-weight-complex="bold"/>
    </style:style>
    <style:style style:name="P10" style:family="paragraph" style:parent-style-name="Heading_20_1">
      <style:paragraph-properties fo:text-align="center" style:justify-single-word="false"/>
      <style:text-properties fo:font-size="20pt" fo:language="fr" fo:country="FR" style:font-size-asian="20pt" style:font-size-complex="20pt"/>
    </style:style>
    <style:style style:name="P11" style:family="paragraph" style:parent-style-name="Heading_20_1">
      <style:paragraph-properties fo:text-align="center" style:justify-single-word="false"/>
      <style:text-properties fo:language="fr" fo:country="FR"/>
    </style:style>
    <style:style style:name="P12" style:family="paragraph" style:parent-style-name="Text_20_body">
      <style:text-properties fo:language="fr" fo:country="FR"/>
    </style:style>
    <style:style style:name="P13" style:family="paragraph" style:parent-style-name="Text_20_body" style:list-style-name="L1">
      <style:text-properties fo:language="fr" fo:country="FR"/>
    </style:style>
    <style:style style:name="P14" style:family="paragraph" style:parent-style-name="Text_20_body" style:list-style-name="L2">
      <style:text-properties fo:language="fr" fo:country="FR"/>
    </style:style>
    <style:style style:name="P15" style:family="paragraph" style:parent-style-name="Text_20_body" style:list-style-name="L3">
      <style:text-properties fo:language="fr" fo:country="FR"/>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fo:color="#000000" fo:language="fr" fo:country="FR" fo:font-weight="normal" style:font-weight-asian="normal" style:font-weight-complex="normal"/>
    </style:style>
    <style:style style:name="P19" style:family="paragraph" style:parent-style-name="Text_20_body" style:list-style-name="L3">
      <style:text-properties fo:color="#000000" fo:language="fr" fo:country="FR" fo:font-weight="normal" style:font-weight-asian="normal" style:font-weight-complex="normal"/>
    </style:style>
    <style:style style:name="P20" style:family="paragraph" style:list-style-name="L2"/>
    <style:style style:name="P21" style:family="paragraph" style:list-style-name="L3"/>
    <style:style style:name="P22" style:family="paragraph" style:list-style-name="L3">
      <style:text-properties fo:language="fr" fo:country="F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color="#000000" fo:font-weight="normal" style:font-weight-asian="normal" style:font-weight-complex="normal"/>
    </style:style>
    <style:style style:name="T3" style:family="text">
      <style:text-properties fo:color="#000000" fo:language="fr" fo:country="FR" fo:font-weight="normal" style:font-weight-asian="normal" style:font-weight-complex="normal"/>
    </style:style>
    <style:style style:name="T4" style:family="text">
      <style:text-properties fo:color="#c5000b" fo:font-weight="bold" style:font-weight-asian="bold" style:font-weight-complex="bold"/>
    </style:style>
    <style:style style:name="T5" style:family="text">
      <style:text-properties fo:color="#c5000b" fo:language="fr" fo:country="FR" fo:font-weight="bold" style:font-weight-asian="bold" style:font-weight-complex="bold"/>
    </style:style>
    <style:style style:name="T6" style:family="text">
      <style:text-properties fo:language="fr" fo:country="F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Informatique embarqué</text:h>
      <text:h text:style-name="P11" text:outline-level="1">TP n°3 - MION Giovanni</text:h>
      <text:p text:style-name="P5"/>
      <text:p text:style-name="P6">Temps estimé: 10 heures</text:p>
      <text:p text:style-name="P6">Temps effectif: <text:s/>11 heures</text:p>
      <text:p text:style-name="P2">I)Compilation du code</text:p>
      <text:p text:style-name="P4"/>
      <text:p text:style-name="P3">Compilation avec liaison des dynamique librairies:</text:p>
      <text:p text:style-name="P3"><text:tab/><text:span text:style-name="T1">make</text:span></text:p>
      <text:p text:style-name="P3"/>
      <text:p text:style-name="P3">Suppression des fichiers temporaires:</text:p>
      <text:p text:style-name="P3"><text:tab/><text:span text:style-name="T1">make clean</text:span></text:p>
      <text:p text:style-name="P3"/>
      <text:p text:style-name="P3">Suppression de l’ensemble des fichiers générés par make:</text:p>
      <text:p text:style-name="P3"><text:tab/><text:span text:style-name="T1">make mrproper</text:span></text:p>
      <text:p text:style-name="P4"/>
      <text:p text:style-name="P4">NB: le makefile ne fonctionne qu'avec le compilateur GCC.</text:p>
      <text:p text:style-name="P2">II)Choix de l'implémentation</text:p>
      <text:p text:style-name="P4"/>
      <text:p text:style-name="P4">L'implémentation des sémaphores utilisé est celle des sémaphores système V.</text:p>
      <text:p text:style-name="P4">Cela permet d'utilisé les mêmes sémaphores pour les threads et les processus sans se soucié de la gestion de la mémoire partagé (fait à partir d'un fichier). </text:p>
      <text:p text:style-name="P2">III)Problèmes rencontrés</text:p>
      <text:p text:style-name="P4"/>
      <text:p text:style-name="P4">Voici une liste des problèmes rencontrés:</text:p>
      <text:list xml:id="list5387418349052428030" text:style-name="L1">
        <text:list-item>
          <text:list>
            <text:list-item>
              <text:p text:style-name="P13">Gestion des sémaphores</text:p>
            </text:list-item>
          </text:list>
        </text:list-item>
      </text:list>
      <text:p text:style-name="P2">IV)Question du TP</text:p>
      <text:p text:style-name="P4"/>
      <text:list xml:id="list6367889052414618808" text:style-name="L2">
        <text:list-item>
          <text:list>
            <text:list-header>
              <text:p text:style-name="P14">3.1 Pour ce faire il nous faut mesurer un bloc de feuille mesurant plus d'un centimètre et calculer l'épaisseur moyenne d'une feuille en divisant la mesure par le nombre de feuille dans le paquet. Nous ferons de même lors du TP</text:p>
            </text:list-header>
          </text:list>
        </text:list-item>
      </text:list>
      <text:p text:style-name="P4"/>
      <text:p text:style-name="P4"/>
      <text:p text:style-name="P4"/>
      <text:list xml:id="list34647599" text:continue-numbering="true" text:style-name="L2">
        <text:list-item>
          <text:list>
            <text:list-header>
              <text:p text:style-name="P16"><text:soft-page-break/><text:span text:style-name="T6">3.2  time – appel system/bibliothèque – unitée : seconde – précision : 1 seconde</text:span></text:p>
              <text:list>
                <text:list-header>
                  <text:p text:style-name="P16"><text:span text:style-name="T6"/></text:p>
                  <text:p text:style-name="P16"><text:span text:style-name="T6">gettimeofday – appel system/bibliothèque – unité:microseconde – précision 1 microseconde</text:span></text:p>
                  <text:p text:style-name="P16"><text:span text:style-name="T6">clock – bibliothèque – unité : inconnue (CLOCKS_PER_SEC pour convertir) – précision : dans l'ordres de 10 millisecondes</text:span></text:p>
                  <text:p text:style-name="P16"><text:span text:style-name="T6">clock_gettime – bibliothèque – unité : nanoseconde – précisions : 1 nanoseconde</text:span></text:p>
                </text:list-header>
              </text:list>
            </text:list-header>
          </text:list>
        </text:list-item>
      </text:list>
      <text:p text:style-name="P7"/>
      <text:list xml:id="list283504763749750726" text:style-name="L3">
        <text:list-item>
          <text:list>
            <text:list-item>
              <text:p text:style-name="P19">Le point initial de mesure est avant la création du paquet de processus /threads . Le point final de mesure est après réception par le père/processus de la mort de ses fils/threads. Les opérations mesurées sont donc la création, la destruction et l'envoi du message de mort.</text:p>
              <text:p text:style-name="P19"/>
              <text:p text:style-name="P19">Résultats  (en moyenne) pour la création/destruction:</text:p>
              <text:p text:style-name="P17"><text:span text:style-name="T3">processus : </text:span><text:span text:style-name="T6">26695.484580 nanosecondes</text:span><text:span text:style-name="T6"> CPU et </text:span><text:span text:style-name="T6">87189.555200 nanosecondes</text:span><text:span text:style-name="T6"> RT</text:span></text:p>
              <text:p text:style-name="P17"><text:span text:style-name="T3">threads : <text:s text:c="6"/></text:span><text:span text:style-name="T6">9833.692260 nanosecondes CPU et 11003.878400 nanosecondes RT</text:span></text:p>
              <text:p text:style-name="P19">Les résultat obtenue montre qu'il est plus rapide de créé/détruire un thread qu'un processus. Cela est le comportement attendu sachant que les threads on été crée dans le bût d'allégé la notion de processus.</text:p>
              <text:p text:style-name="P19"/>
            </text:list-item>
            <text:list-item>
              <text:p text:style-name="P19">Les valeurs ne sont pas constante car elles dépendent de l'environnement d’exécution qui lui évolue avec le temps. Pour publier des résultat il faut avoir un nombre d'échantillons important pour mener une analyse statistique.</text:p>
              <text:p text:style-name="P19"/>
            </text:list-item>
            <text:list-item>
              <text:p text:style-name="P17"><text:span text:style-name="T3"><text:s/></text:span><text:span text:style-name="T6">Les événements suivants peuvent perturber la mesure :</text:span></text:p>
              <text:p text:style-name="P15">- ordonnancement avec plusieurs autre processus/threads</text:p>
              <text:p text:style-name="P15">- interruption système</text:p>
              <text:p text:style-name="P15">- changement de processeur (si multi-coeur)</text:p>
              <text:p text:style-name="P15"><text:span text:style-name="T4"/></text:p>
            </text:list-item>
          </text:list>
        </text:list-item>
      </text:list>
      <text:p text:style-name="P9"/>
      <text:p text:style-name="P4"><text:span text:style-name="T4"><text:tab/></text:span><text:span text:style-name="T2">4 Résultats  (en moyenne) pour un changement de contexte:</text:span></text:p>
      <text:p text:style-name="Text_20_body"><text:span text:style-name="T3"><text:tab/>processus : </text:span><text:span text:style-name="T6">717.504660 nanosecondes CPU et <text:s text:c="2"/>1472.757760 nanosecondes RT</text:span></text:p>
      <text:p text:style-name="Text_20_body"><text:span text:style-name="T3"><text:tab/>threads : <text:s/></text:span><text:span text:style-name="T6"><text:s/></text:span><text:span text:style-name="T6">1373.334660 nanosecondes</text:span><text:span text:style-name="T6"> CPU et <text:s text:c="2"/></text:span><text:span text:style-name="T6">1379.921920 nanosecondes</text:span><text:span text:style-name="T6"> RT</text:span></text:p>
      <text:p text:style-name="P4"/>
      <text:p text:style-name="P8"><text:tab/>On peut voir que le changement de contexte entre thread est plus rapide que celui de <text:tab/>processus pour le wall time. Cela peut s'expliquer car il n'est pas nécessaire de chercher un <text:tab/>processus éligible pour faire le changement ( il est fait de manière interne au processus).</text:p>
      <text:p text:style-name="P8"><text:tab/>En revanche, si l'on regarde le temps CPU alors c'est le phénomène inverse qui se passe.</text:p>
      <text:p text:style-name="P8"><text:tab/>On pourrait expliquer cela par le fait qu'un changement de contexte de processus, chaque <text:soft-page-break/><text:tab/>processus est attaché a un contexte au niveau du système alors que pour les threads les <text:tab/>contexte sont contenue dans les donnée du processus (il faut donc aller les chercher puis les <text:tab/>charger)</text:p>
      <text:p text:style-name="P8"/>
      <text:p text:style-name="P8"><text:tab/>Pour obtenir l’ordonnancement désiré j'utilise deux sémaphores qui sont initialisé a 0.</text:p>
      <text:p text:style-name="P8"><text:tab/>Chaque processus/thread <text:s/>vend un des sémaphores et réclame l'autre dans un ordre opposé.</text:p>
      <text:p text:style-name="P8"><text:tab/>Cela a pour effet de crée une alternance entre les deux entités informatique.</text:p>
      <text:p text:style-name="P8"><text:tab/></text:p>
      <text:p text:style-name="P8"><text:tab/>Les événements suivants peuvent perturber la mesure :</text:p>
      <text:list xml:id="list34645689" text:continue-numbering="true" text:style-name="L3">
        <text:list-item>
          <text:list>
            <text:list-header>
              <text:p text:style-name="P15">- ordonnancement avec plusieurs autre processus</text:p>
              <text:p text:style-name="P15">- interruption système</text:p>
            </text:list-header>
          </text:list>
        </text:list-item>
      </text:list>
      <text:p text:style-name="P8"><text:tab/> <text:s text:c="5"/>- changement de processeur (si multi-coeur)</text:p>
      <text:p text:style-name="P8"/>
      <text:p text:style-name="P8"><text:tab/>5 Voici les résultats donnés par l'outil lmbench</text:p>
      <text:p text:style-name="P8"><text:tab/>création de processus : <text:s text:c="4"/>155000.0 nanosecondes RT</text:p>
      <text:p text:style-name="P8"><text:tab/>changement de contexte : <text:s text:c="3"/>4130.0 nanosecondes RT</text:p>
      <text:p text:style-name="P8"><text:tab/>On peut voir que les résultats de lmbench sont plus grand que ceux que calculés <text:tab/>précédemment. Cela peut venir du fait que lmbench donne les pires cas alors que les valeurs <text:tab/>calculés précédemment sont des valeurs moyennes.</text:p>
      <text:p text:style-name="P8"><text:tab/></text:p>
      <text:p text:style-name="P2">V)Commentaire d'un autre étudian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P3 – MION Giovanni<text:tab/><text:tab/><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6M10S</meta:editing-duration>
    <meta:editing-cycles>50</meta:editing-cycles>
    <meta:generator>OpenOffice.org/3.4.1$Win32 OpenOffice.org_project/341m1$Build-9593</meta:generator>
    <dc:date>2013-11-21T14:50:13.66</dc:date>
    <meta:document-statistic meta:table-count="0" meta:image-count="0" meta:object-count="0" meta:page-count="3" meta:paragraph-count="55" meta:word-count="631" meta:character-count="4106"/>
    <meta:user-defined meta:name="Info 1"/>
    <meta:user-defined meta:name="Info 2"/>
    <meta:user-defined meta:name="Info 3"/>
    <meta:user-defined meta:name="Info 4"/>
  </office:meta>
</office:document-meta>
</file>